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77f25"/>
    </style:style>
    <style:style style:name="P2" style:family="paragraph" style:parent-style-name="Standard">
      <style:text-properties officeooo:paragraph-rsid="00077f25"/>
    </style:style>
    <style:style style:name="P3" style:family="paragraph" style:parent-style-name="Standard">
      <style:text-properties officeooo:rsid="00077f25" officeooo:paragraph-rsid="00077f25"/>
    </style:style>
    <style:style style:name="P4" style:family="paragraph" style:parent-style-name="Standard">
      <style:text-properties officeooo:rsid="0008d2f4" officeooo:paragraph-rsid="0008d2f4"/>
    </style:style>
    <style:style style:name="T1" style:family="text">
      <style:text-properties officeooo:rsid="00077f25"/>
    </style:style>
    <style:style style:name="T2" style:family="text">
      <style:text-properties officeooo:rsid="0008b2ea"/>
    </style:style>
    <style:style style:name="T3" style:family="text">
      <style:text-properties officeooo:rsid="00086e44"/>
    </style:style>
    <style:style style:name="T4" style:family="text">
      <style:text-properties officeooo:rsid="000918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alisi e miglioramento API di back end del gestionale maga.</text:span></text:p>
      <text:p text:style-name="Standard"/>
      <text:p text:style-name="Standard"/>
      <text:p text:style-name="P2"><text:span text:style-name="T2">1</text:span>- Centralizzare tutti i try/catch usando wrapper catchAsync(fn) =&gt;</text:p>
      <text:p text:style-name="P2"><text:s text:c="2"/>(req,res,next)=&gt;fn(req,res,next).catch(next).</text:p>
      <text:p text:style-name="P2"/>
      <text:p text:style-name="P2"><text:span text:style-name="T2">2</text:span>-<text:span text:style-name="T1">Cors con origine fissa, spostare su variabile d’ambiente per deploy.</text:span></text:p>
      <text:p text:style-name="P2"/>
      <text:p text:style-name="P2"><text:span text:style-name="T2">3</text:span>-<text:span text:style-name="T3">Test unitari su controller con Jest + supertest.</text:span></text:p>
      <text:p text:style-name="P2"/>
      <text:p text:style-name="P2"><text:span text:style-name="T2">4</text:span>-<text:span text:style-name="T3">Introdurre cache layer (Redis) su lookup statici (causali, articoli).</text:span></text:p>
      <text:p text:style-name="P2"/>
      <text:p text:style-name="P2"><text:span text:style-name="T2">5</text:span>- <text:span text:style-name="T1">Ogni richiest</text:span><text:span text:style-name="T3">a</text:span><text:span text:style-name="T1"> apre una query sul pool, ma per carichi alti si consiglia di</text:span></text:p>
      <text:p text:style-name="P2"><text:s text:c="3"/><text:span text:style-name="T1">impostare connectionLimit adeguato in db.js. Usare prepared:true in mysql2.</text:span></text:p>
      <text:p text:style-name="P3"><text:s text:c="3"/>Se si preparano molte stesse query. </text:p>
      <text:p text:style-name="P3"/>
      <text:p text:style-name="P3"><text:span text:style-name="T2">6</text:span>- Middleware per <text:span text:style-name="T4">tracciamento</text:span> tempi (morgan oppure custom).</text:p>
      <text:p text:style-name="P3"/>
      <text:p text:style-name="P3"><text:span text:style-name="T2">7</text:span>- Introdurre cach layer (es: Redis) su lookup statici (causali. Articoli).</text:p>
      <text:p text:style-name="P3">CI/CO &amp; Qualità.</text:p>
      <text:p text:style-name="P3"/>
      <text:p text:style-name="P3"><text:span text:style-name="T2">8</text:span>- Aggiungere Eslint/Prettier config server-side (già presente lato client).</text:p>
      <text:p text:style-name="P3"/>
      <text:p text:style-name="P3"/>
      <text:p text:style-name="P4">9-Impostare variabili d’ambiente per connesssione a mysql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4T00:16:36.922882100</meta:creation-date>
    <dc:date>2025-07-14T00:38:36.090515100</dc:date>
    <meta:editing-duration>PT10M3S</meta:editing-duration>
    <meta:editing-cycles>5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14" meta:word-count="115" meta:character-count="844" meta:non-whitespace-character-count="734"/>
  </office:meta>
</office:document-meta>
</file>